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042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969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</style:style>
    <style:style style:name="ce10" style:family="table-cell" style:parent-style-name="Default">
      <style:table-cell-properties fo:background-color="#fff5ce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a933"/>
    </style:style>
    <style:style style:name="ce11" style:family="table-cell" style:parent-style-name="Default">
      <style:table-cell-properties fo:border-bottom="2.04pt solid #000000" fo:background-color="#fff5ce" style:text-align-source="fix" style:repeat-content="false" fo:border-left="none" fo:padding-bottom="0.085cm" fo:padding-left="0.136cm" fo:padding-right="0.185cm" fo:padding-top="0.085cm" fo:border-right="none" fo:border-top="non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 fo:margin-left="0cm"/>
    </style:style>
    <style:style style:name="ce13" style:family="table-cell" style:parent-style-name="Default">
      <style:table-cell-properties fo:border-bottom="none" fo:background-color="#afd095" style:text-align-source="fix" style:repeat-content="false" fo:border-left="none" fo:padding-bottom="0.085cm" fo:padding-left="0.136cm" fo:padding-right="0.185cm" fo:padding-top="0.085cm" fo:border-right="none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 style:text-align-source="fix" style:repeat-content="false" fo:padding-bottom="0.085cm" fo:padding-left="0.136cm" fo:padding-right="0.185cm" fo:padding-top="0.085cm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0000"/>
    </style:style>
    <style:style style:name="ce16" style:family="table-cell" style:parent-style-name="Default">
      <style:table-cell-properties fo:background-color="#afd095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a933"/>
    </style:style>
    <style:style style:name="ce17" style:family="table-cell" style:parent-style-name="Default">
      <style:table-cell-properties fo:border-bottom="2.04pt solid #000000" fo:background-color="#afd095" style:text-align-source="fix" style:repeat-content="false" fo:border-left="none" fo:padding-bottom="0.085cm" fo:padding-left="0.136cm" fo:padding-right="0.185cm" fo:padding-top="0.085cm" fo:border-right="none" fo:border-top="none"/>
      <style:paragraph-properties fo:text-align="start" fo:margin-left="0cm"/>
      <style:text-properties fo:color="#000000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85cm" fo:padding-left="0.136cm" fo:padding-right="0.185cm" fo:padding-top="0.085cm" fo:border-right="none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style:text-align-source="fix" style:repeat-content="false" fo:padding-bottom="0.085cm" fo:padding-left="0.136cm" fo:padding-right="0.185cm" fo:padding-top="0.085cm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border-left="2.04pt solid #000000" fo:padding-bottom="0.085cm" fo:padding-left="0.136cm" fo:padding-right="0.185cm" fo:padding-top="0.085cm" fo:border-right="none" fo:border-top="2.04pt solid #000000"/>
      <style:paragraph-properties fo:text-align="start"/>
    </style:style>
    <style:style style:name="ce20" style:family="table-cell" style:parent-style-name="Default" style:data-style-name="N104">
      <style:table-cell-properties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0000"/>
    </style:style>
    <style:style style:name="ce21" style:family="table-cell" style:parent-style-name="Default" style:data-style-name="N104">
      <style:table-cell-properties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a933"/>
    </style:style>
    <style:style style:name="ce22" style:family="table-cell" style:parent-style-name="Default" style:data-style-name="N104">
      <style:table-cell-properties fo:border-bottom="2.04pt solid #000000" style:text-align-source="fix" style:repeat-content="false" fo:border-left="none" fo:padding-bottom="0.085cm" fo:padding-left="0.136cm" fo:padding-right="0.185cm" fo:padding-top="0.085cm" fo:border-right="none" fo:border-top="none"/>
      <style:paragraph-properties fo:text-align="start" fo:margin-left="0cm"/>
      <style:text-properties fo:color="#000000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85cm" fo:padding-left="0.136cm" fo:padding-right="0.185cm" fo:padding-top="0.085cm" fo:border-right="2.04pt solid #000000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85cm" fo:padding-left="0.136cm" fo:padding-right="0.185cm" fo:padding-top="0.085cm" fo:border-right="2.04pt solid #000000" fo:border-top="none"/>
      <style:paragraph-properties fo:text-align="start" fo:margin-left="0cm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padding-bottom="0.085cm" fo:padding-left="0.136cm" fo:padding-right="0.185cm" fo:padding-top="0.085cm" fo:border-right="2.04pt solid #000000" fo:border-top="none"/>
      <style:paragraph-properties fo:text-align="start" fo:margin-left="0cm"/>
      <style:text-properties fo:color="#00a933"/>
    </style:style>
    <style:style style:name="ce26" style:family="table-cell" style:parent-style-name="Default" style:data-style-name="N2">
      <style:table-cell-properties fo:border-bottom="2.04pt solid #000000" style:text-align-source="fix" style:repeat-content="false" fo:border-left="none" fo:padding-bottom="0.085cm" fo:padding-left="0.136cm" fo:padding-right="0.185cm" fo:padding-top="0.085cm" fo:border-right="2.04pt solid #000000" fo:border-top="non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color="#808080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1.56pt solid #000000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border-left="2.04pt solid #000000" fo:padding-bottom="0.085cm" fo:padding-left="0.136cm" fo:padding-right="0.185cm" fo:padding-top="0.085cm" fo:border-right="none" fo:border-top="none"/>
      <style:paragraph-properties fo:text-align="start"/>
    </style:style>
    <style:style style:name="ce30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</style:style>
    <style:style style:name="ce31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00a933"/>
    </style:style>
    <style:style style:name="ce32" style:family="table-cell" style:parent-style-name="Default">
      <style:table-cell-properties fo:border-bottom="0.06pt solid #000000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</style:style>
    <style:style style:name="ce33" style:family="table-cell" style:parent-style-name="Default">
      <style:table-cell-properties fo:border-bottom="none" fo:background-color="#fff5c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1.56pt solid #000000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1.56pt solid #000000"/>
      <style:paragraph-properties fo:text-align="center" fo:margin-left="0cm"/>
      <style:text-properties fo:color="#158466"/>
    </style:style>
    <style:style style:name="ce38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</style:style>
    <style:style style:name="ce39" style:family="table-cell" style:parent-style-name="Default" style:data-style-name="N2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color="#00a933"/>
    </style:style>
    <style:style style:name="ce4" style:family="table-cell" style:parent-style-name="Default">
      <style:table-cell-properties fo:border-bottom="none" style:text-align-source="fix" style:repeat-content="false" fo:border-left="2.04pt solid #000000" fo:padding-bottom="0.085cm" fo:padding-left="0.136cm" fo:padding-right="0.185cm" fo:padding-top="0.085cm" fo:border-right="none" fo:border-top="none"/>
      <style:paragraph-properties fo:text-align="start"/>
      <style:text-properties fo:color="#00a933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color="#999999"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center" fo:margin-left="0cm"/>
      <style:text-properties fo:color="#158466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1.56pt solid #000000" style:text-align-source="fix" style:repeat-content="false" fo:border-left="none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1.56pt solid #000000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</style:style>
    <style:style style:name="ce47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color="#00a933"/>
    </style:style>
    <style:style style:name="ce48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</style:style>
    <style:style style:name="ce49" style:family="table-cell" style:parent-style-name="Default">
      <style:table-cell-properties fo:border-bottom="none" fo:background-color="#afd095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order-bottom="2.04pt solid #000000" style:text-align-source="fix" style:repeat-content="false" fo:border-left="2.04pt solid #000000" fo:padding-bottom="0.085cm" fo:padding-left="0.136cm" fo:padding-right="0.185cm" fo:padding-top="0.085cm" fo:border-right="none" fo:border-top="none"/>
      <style:paragraph-properties fo:text-align="start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font-weight="normal" style:font-weight-asian="normal" style:font-weight-complex="normal"/>
    </style:style>
    <style:style style:name="ce52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</style:style>
    <style:style style:name="ce53" style:family="table-cell" style:parent-style-name="Default" style:data-style-name="N2">
      <style:table-cell-properties fo:border-bottom="1.56pt solid #000000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color="#999999"/>
    </style:style>
    <style:style style:name="ce54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</style:style>
    <style:style style:name="ce55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color="#00a933"/>
    </style:style>
    <style:style style:name="ce56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font-size="13pt" style:font-size-asian="13pt" style:font-size-complex="13pt"/>
    </style:style>
    <style:style style:name="ce57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0.06pt solid #000000"/>
      <style:paragraph-properties fo:text-align="start"/>
    </style:style>
    <style:style style:name="ce59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</style:style>
    <style:style style:name="ce6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00a933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</style:style>
    <style:style style:name="ce62" style:family="table-cell" style:parent-style-name="Default">
      <style:table-cell-properties fo:border-bottom="none" fo:background-color="#fff5c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13pt" style:font-size-asian="13pt" style:font-size-complex="13pt"/>
    </style:style>
    <style:style style:name="ce63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6pt solid #000000"/>
      <style:paragraph-properties fo:text-align="center" fo:margin-left="0cm"/>
      <style:text-properties fo:color="#158466"/>
    </style:style>
    <style:style style:name="ce67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color="#00a933"/>
    </style:style>
    <style:style style:name="ce68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69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0.06pt solid #000000"/>
      <style:paragraph-properties fo:text-align="start"/>
    </style:style>
    <style:style style:name="ce7" style:family="table-cell" style:parent-style-name="Default">
      <style:table-cell-properties fo:border-bottom="none" fo:background-color="#fff5ce" style:text-align-source="fix" style:repeat-content="false" fo:border-left="none" fo:padding-bottom="0.085cm" fo:padding-left="0.136cm" fo:padding-right="0.185cm" fo:padding-top="0.085cm" fo:border-right="none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00a933"/>
    </style:style>
    <style:style style:name="ce71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</style:style>
    <style:style style:name="ce72" style:family="table-cell" style:parent-style-name="Default">
      <style:table-cell-properties fo:border-bottom="none" fo:background-color="#afd095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1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font-weight="normal" style:font-weight-asian="normal" style:font-weight-complex="normal"/>
    </style:style>
    <style:style style:name="ce75" style:family="table-cell" style:parent-style-name="Default" style:data-style-name="N2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999999"/>
    </style:style>
    <style:style style:name="ce76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center" fo:margin-left="0cm"/>
      <style:text-properties fo:color="#158466"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</style:style>
    <style:style style:name="ce78" style:family="table-cell" style:parent-style-name="Default" style:data-style-name="N11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999999" fo:font-size="9pt" style:font-size-asian="9pt" style:font-size-complex="9pt"/>
    </style:style>
    <style:style style:name="ce8" style:family="table-cell" style:parent-style-name="Default">
      <style:table-cell-properties fo:background-color="#fff5ce" style:text-align-source="fix" style:repeat-content="false" fo:padding-bottom="0.085cm" fo:padding-left="0.136cm" fo:padding-right="0.185cm" fo:padding-top="0.085cm"/>
      <style:paragraph-properties fo:text-align="start" fo:margin-left="0cm"/>
    </style:style>
    <style:style style:name="ce9" style:family="table-cell" style:parent-style-name="Default">
      <style:table-cell-properties fo:background-color="#fff5ce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0000"/>
    </style:style>
    <style:style style:name="ce157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</style:style>
    <style:style style:name="ce158" style:family="table-cell" style:parent-style-name="Default">
      <style:table-cell-properties fo:border-bottom="none" style:text-align-source="fix" style:repeat-content="false" fo:border-left="2.04pt solid #000000" fo:padding-bottom="0.085cm" fo:padding-left="0.136cm" fo:padding-right="0.185cm" fo:padding-top="0.085cm" fo:border-right="none" fo:border-top="2.04pt solid #000000"/>
      <style:paragraph-properties fo:text-align="start"/>
    </style:style>
    <style:style style:name="ce159" style:family="table-cell" style:parent-style-name="Default">
      <style:table-cell-properties fo:border-bottom="none" style:text-align-source="fix" style:repeat-content="false" fo:border-left="2.04pt solid #000000" fo:padding-bottom="0.085cm" fo:padding-left="0.136cm" fo:padding-right="0.185cm" fo:padding-top="0.085cm" fo:border-right="none" fo:border-top="none"/>
      <style:paragraph-properties fo:text-align="start"/>
    </style:style>
    <style:style style:name="ce160" style:family="table-cell" style:parent-style-name="Default">
      <style:table-cell-properties fo:border-bottom="none" style:text-align-source="fix" style:repeat-content="false" fo:border-left="2.04pt solid #000000" fo:padding-bottom="0.085cm" fo:padding-left="0.136cm" fo:padding-right="0.185cm" fo:padding-top="0.085cm" fo:border-right="none" fo:border-top="none"/>
      <style:paragraph-properties fo:text-align="start"/>
      <style:text-properties fo:color="#00a933"/>
    </style:style>
    <style:style style:name="ce161" style:family="table-cell" style:parent-style-name="Default">
      <style:table-cell-properties fo:border-bottom="2.04pt solid #000000" style:text-align-source="fix" style:repeat-content="false" fo:border-left="2.04pt solid #000000" fo:padding-bottom="0.085cm" fo:padding-left="0.136cm" fo:padding-right="0.185cm" fo:padding-top="0.085cm" fo:border-right="none" fo:border-top="none"/>
      <style:paragraph-properties fo:text-align="start"/>
    </style:style>
    <style:style style:name="ce162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order-bottom="none" fo:background-color="#fff5ce" style:text-align-source="fix" style:repeat-content="false" fo:border-left="none" fo:padding-bottom="0.085cm" fo:padding-left="0.136cm" fo:padding-right="0.185cm" fo:padding-top="0.085cm" fo:border-right="none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5ce" style:text-align-source="fix" style:repeat-content="false" fo:padding-bottom="0.085cm" fo:padding-left="0.136cm" fo:padding-right="0.185cm" fo:padding-top="0.085cm"/>
      <style:paragraph-properties fo:text-align="start" fo:margin-left="0cm"/>
    </style:style>
    <style:style style:name="ce165" style:family="table-cell" style:parent-style-name="Default">
      <style:table-cell-properties fo:background-color="#fff5ce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0000"/>
    </style:style>
    <style:style style:name="ce166" style:family="table-cell" style:parent-style-name="Default">
      <style:table-cell-properties fo:background-color="#fff5ce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a933"/>
    </style:style>
    <style:style style:name="ce167" style:family="table-cell" style:parent-style-name="Default">
      <style:table-cell-properties fo:border-bottom="2.04pt solid #000000" fo:background-color="#fff5ce" style:text-align-source="fix" style:repeat-content="false" fo:border-left="none" fo:padding-bottom="0.085cm" fo:padding-left="0.136cm" fo:padding-right="0.185cm" fo:padding-top="0.085cm" fo:border-right="none" fo:border-top="none"/>
      <style:paragraph-properties fo:text-align="start" fo:margin-left="0cm"/>
      <style:text-properties fo:color="#000000"/>
    </style:style>
    <style:style style:name="ce168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 fo:margin-left="0cm"/>
    </style:style>
    <style:style style:name="ce169" style:family="table-cell" style:parent-style-name="Default">
      <style:table-cell-properties fo:border-bottom="none" fo:background-color="#afd095" style:text-align-source="fix" style:repeat-content="false" fo:border-left="none" fo:padding-bottom="0.085cm" fo:padding-left="0.136cm" fo:padding-right="0.185cm" fo:padding-top="0.085cm" fo:border-right="none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afd095" style:text-align-source="fix" style:repeat-content="false" fo:padding-bottom="0.085cm" fo:padding-left="0.136cm" fo:padding-right="0.185cm" fo:padding-top="0.085cm"/>
      <style:paragraph-properties fo:text-align="start" fo:margin-left="0cm"/>
    </style:style>
    <style:style style:name="ce171" style:family="table-cell" style:parent-style-name="Default">
      <style:table-cell-properties fo:background-color="#afd095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0000"/>
    </style:style>
    <style:style style:name="ce172" style:family="table-cell" style:parent-style-name="Default">
      <style:table-cell-properties fo:background-color="#afd095"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a933"/>
    </style:style>
    <style:style style:name="ce173" style:family="table-cell" style:parent-style-name="Default">
      <style:table-cell-properties fo:border-bottom="2.04pt solid #000000" fo:background-color="#afd095" style:text-align-source="fix" style:repeat-content="false" fo:border-left="none" fo:padding-bottom="0.085cm" fo:padding-left="0.136cm" fo:padding-right="0.185cm" fo:padding-top="0.085cm" fo:border-right="none" fo:border-top="none"/>
      <style:paragraph-properties fo:text-align="start" fo:margin-left="0cm"/>
      <style:text-properties fo:color="#000000"/>
    </style:style>
    <style:style style:name="ce174" style:family="table-cell" style:parent-style-name="Default">
      <style:table-cell-properties fo:border-bottom="none" style:text-align-source="fix" style:repeat-content="false" fo:border-left="none" fo:padding-bottom="0.085cm" fo:padding-left="0.136cm" fo:padding-right="0.185cm" fo:padding-top="0.085cm" fo:border-right="none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175" style:family="table-cell" style:parent-style-name="Default" style:data-style-name="N104">
      <style:table-cell-properties style:text-align-source="fix" style:repeat-content="false" fo:padding-bottom="0.085cm" fo:padding-left="0.136cm" fo:padding-right="0.185cm" fo:padding-top="0.085cm"/>
      <style:paragraph-properties fo:text-align="start" fo:margin-left="0cm"/>
    </style:style>
    <style:style style:name="ce176" style:family="table-cell" style:parent-style-name="Default" style:data-style-name="N104">
      <style:table-cell-properties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0000"/>
    </style:style>
    <style:style style:name="ce177" style:family="table-cell" style:parent-style-name="Default" style:data-style-name="N104">
      <style:table-cell-properties style:text-align-source="fix" style:repeat-content="false" fo:padding-bottom="0.085cm" fo:padding-left="0.136cm" fo:padding-right="0.185cm" fo:padding-top="0.085cm"/>
      <style:paragraph-properties fo:text-align="start" fo:margin-left="0cm"/>
      <style:text-properties fo:color="#00a933"/>
    </style:style>
    <style:style style:name="ce178" style:family="table-cell" style:parent-style-name="Default" style:data-style-name="N104">
      <style:table-cell-properties fo:border-bottom="2.04pt solid #000000" style:text-align-source="fix" style:repeat-content="false" fo:border-left="none" fo:padding-bottom="0.085cm" fo:padding-left="0.136cm" fo:padding-right="0.185cm" fo:padding-top="0.085cm" fo:border-right="none" fo:border-top="none"/>
      <style:paragraph-properties fo:text-align="start" fo:margin-left="0cm"/>
      <style:text-properties fo:color="#000000"/>
    </style:style>
    <style:style style:name="ce179" style:family="table-cell" style:parent-style-name="Default">
      <style:table-cell-properties fo:border-bottom="none" style:text-align-source="fix" style:repeat-content="false" fo:border-left="none" fo:padding-bottom="0.085cm" fo:padding-left="0.136cm" fo:padding-right="0.185cm" fo:padding-top="0.085cm" fo:border-right="2.04pt solid #000000" fo:border-top="2.04pt solid #000000"/>
      <style:paragraph-properties fo:text-align="start" fo:margin-left="0cm"/>
      <style:text-properties fo:font-weight="bold" style:font-weight-asian="bold" style:font-weight-complex="bold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none" fo:padding-bottom="0.085cm" fo:padding-left="0.136cm" fo:padding-right="0.185cm" fo:padding-top="0.085cm" fo:border-right="2.04pt solid #000000" fo:border-top="none"/>
      <style:paragraph-properties fo:text-align="start" fo:margin-left="0cm"/>
    </style:style>
    <style:style style:name="ce181" style:family="table-cell" style:parent-style-name="Default" style:data-style-name="N2">
      <style:table-cell-properties fo:border-bottom="none" style:text-align-source="fix" style:repeat-content="false" fo:border-left="none" fo:padding-bottom="0.085cm" fo:padding-left="0.136cm" fo:padding-right="0.185cm" fo:padding-top="0.085cm" fo:border-right="2.04pt solid #000000" fo:border-top="none"/>
      <style:paragraph-properties fo:text-align="start" fo:margin-left="0cm"/>
      <style:text-properties fo:color="#00a933"/>
    </style:style>
    <style:style style:name="ce182" style:family="table-cell" style:parent-style-name="Default" style:data-style-name="N2">
      <style:table-cell-properties fo:border-bottom="2.04pt solid #000000" style:text-align-source="fix" style:repeat-content="false" fo:border-left="none" fo:padding-bottom="0.085cm" fo:padding-left="0.136cm" fo:padding-right="0.185cm" fo:padding-top="0.085cm" fo:border-right="2.04pt solid #000000" fo:border-top="none"/>
      <style:paragraph-properties fo:text-align="start" fo:margin-left="0cm"/>
    </style:style>
    <style:style style:name="ce183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color="#808080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1.56pt solid #000000"/>
      <style:paragraph-properties fo:text-align="start"/>
    </style:style>
    <style:style style:name="ce186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</style:style>
    <style:style style:name="ce187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00a933"/>
    </style:style>
    <style:style style:name="ce188" style:family="table-cell" style:parent-style-name="Default">
      <style:table-cell-properties fo:border-bottom="0.06pt solid #000000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</style:style>
    <style:style style:name="ce189" style:family="table-cell" style:parent-style-name="Default">
      <style:table-cell-properties fo:border-bottom="none" fo:background-color="#fff5c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13pt" style:font-size-asian="13pt" style:font-size-complex="13pt"/>
    </style:style>
    <style:style style:name="ce190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>
      <style:table-cell-properties fo:border-bottom="none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order-bottom="1.56pt solid #000000" style:text-align-source="fix" style:repeat-content="false" fo:border-left="1.5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193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1.56pt solid #000000"/>
      <style:paragraph-properties fo:text-align="center" fo:margin-left="0cm"/>
      <style:text-properties fo:color="#158466"/>
    </style:style>
    <style:style style:name="ce194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</style:style>
    <style:style style:name="ce195" style:family="table-cell" style:parent-style-name="Default" style:data-style-name="N2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color="#00a933"/>
    </style:style>
    <style:style style:name="ce196" style:family="table-cell" style:parent-style-name="Default">
      <style:table-cell-properties fo:border-bottom="0.06pt solid #000000" fo:border-left="none" fo:border-right="none" fo:border-top="none"/>
    </style:style>
    <style:style style:name="ce197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color="#999999" fo:font-size="13pt" style:font-size-asian="13pt" style:font-size-complex="13pt"/>
    </style:style>
    <style:style style:name="ce198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center" fo:margin-left="0cm"/>
      <style:text-properties fo:color="#158466"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order-bottom="1.56pt solid #000000" style:text-align-source="fix" style:repeat-content="false" fo:border-left="none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201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1.56pt solid #000000"/>
      <style:paragraph-properties fo:text-align="start"/>
    </style:style>
    <style:style style:name="ce202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</style:style>
    <style:style style:name="ce203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color="#00a933"/>
    </style:style>
    <style:style style:name="ce204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</style:style>
    <style:style style:name="ce205" style:family="table-cell" style:parent-style-name="Default">
      <style:table-cell-properties fo:border-bottom="none" fo:background-color="#afd095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ce206" style:family="table-cell" style:parent-style-name="Default" style:data-style-name="N11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font-weight="normal" style:font-weight-asian="normal" style:font-weight-complex="normal"/>
    </style:style>
    <style:style style:name="ce208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</style:style>
    <style:style style:name="ce209" style:family="table-cell" style:parent-style-name="Default" style:data-style-name="N2">
      <style:table-cell-properties fo:border-bottom="1.56pt solid #000000" style:text-align-source="fix" style:repeat-content="false" fo:border-left="none" fo:padding-bottom="0.035cm" fo:padding-left="0.085cm" fo:padding-right="0.035cm" fo:padding-top="0.035cm" fo:border-right="1.56pt solid #000000" fo:border-top="none"/>
      <style:paragraph-properties fo:text-align="start"/>
      <style:text-properties fo:color="#999999"/>
    </style:style>
    <style:style style:name="ce210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</style:style>
    <style:style style:name="ce211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color="#00a933"/>
    </style:style>
    <style:style style:name="ce212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font-size="13pt" style:font-size-asian="13pt" style:font-size-complex="13pt"/>
    </style:style>
    <style:style style:name="ce213" style:family="table-cell" style:parent-style-name="Default">
      <style:table-cell-properties style:text-align-source="fix" style:repeat-content="false" fo:padding-bottom="0.035cm" fo:padding-left="0.085cm" fo:padding-right="0.035cm" fo:padding-top="0.035cm"/>
      <style:paragraph-properties fo:text-align="start"/>
      <style:text-properties fo:color="#000000"/>
    </style:style>
    <style:style style:name="ce214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0.06pt solid #000000"/>
      <style:paragraph-properties fo:text-align="start"/>
    </style:style>
    <style:style style:name="ce215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</style:style>
    <style:style style:name="ce216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00a933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</style:style>
    <style:style style:name="ce218" style:family="table-cell" style:parent-style-name="Default">
      <style:table-cell-properties fo:border-bottom="none" fo:background-color="#fff5c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13pt" style:font-size-asian="13pt" style:font-size-complex="13pt"/>
    </style:style>
    <style:style style:name="ce219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222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6pt solid #000000"/>
      <style:paragraph-properties fo:text-align="center" fo:margin-left="0cm"/>
      <style:text-properties fo:color="#158466"/>
    </style:style>
    <style:style style:name="ce223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start"/>
      <style:text-properties fo:color="#00a933"/>
    </style:style>
    <style:style style:name="ce224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none" fo:border-top="none"/>
      <style:paragraph-properties fo:text-align="start"/>
      <style:text-properties fo:color="#999999" fo:font-size="9pt" style:font-size-asian="9pt" style:font-size-complex="9pt"/>
    </style:style>
    <style:style style:name="ce225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0.06pt solid #000000"/>
      <style:paragraph-properties fo:text-align="start"/>
    </style:style>
    <style:style style:name="ce226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00a933"/>
    </style:style>
    <style:style style:name="ce227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</style:style>
    <style:style style:name="ce228" style:family="table-cell" style:parent-style-name="Default">
      <style:table-cell-properties fo:border-bottom="none" fo:background-color="#afd095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ce229" style:family="table-cell" style:parent-style-name="Default" style:data-style-name="N11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000000"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font-weight="normal" style:font-weight-asian="normal" style:font-weight-complex="normal"/>
    </style:style>
    <style:style style:name="ce231" style:family="table-cell" style:parent-style-name="Default" style:data-style-name="N2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999999"/>
    </style:style>
    <style:style style:name="ce232" style:family="table-cell" style:parent-style-name="Default">
      <style:table-cell-properties style:text-align-source="fix" style:repeat-content="false" fo:border="none" fo:padding-bottom="0.035cm" fo:padding-left="0.085cm" fo:padding-right="0.035cm" fo:padding-top="0.035cm"/>
      <style:paragraph-properties fo:text-align="center" fo:margin-left="0cm"/>
      <style:text-properties fo:color="#158466" fo:font-size="9pt" fo:font-weight="normal" style:font-size-asian="9pt" style:font-weight-asian="normal" style:font-size-complex="9pt" style:font-weight-complex="normal"/>
    </style:style>
    <style:style style:name="ce233" style:family="table-cell" style:parent-style-name="Default" style:data-style-name="N104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</style:style>
    <style:style style:name="ce234" style:family="table-cell" style:parent-style-name="Default" style:data-style-name="N11">
      <style:table-cell-properties fo:border-bottom="none" style:text-align-source="fix" style:repeat-content="false" fo:border-left="none" fo:padding-bottom="0.035cm" fo:padding-left="0.085cm" fo:padding-right="0.035cm" fo:padding-top="0.035cm" fo:border-right="0.06pt solid #000000" fo:border-top="none"/>
      <style:paragraph-properties fo:text-align="start"/>
      <style:text-properties fo:color="#999999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57"/>
        <table:table-column table:style-name="co2" table:default-cell-style-name="ce157"/>
        <table:table-column table:style-name="co3" table:default-cell-style-name="ce157"/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8" table:default-cell-style-name="ce157"/>
        <table:table-column table:style-name="co9" table:default-cell-style-name="ce157"/>
        <table:table-column table:style-name="co10" table:default-cell-style-name="ce157"/>
        <table:table-column table:style-name="co11" table:default-cell-style-name="ce157"/>
        <table:table-column table:style-name="co12" table:default-cell-style-name="ce157"/>
        <table:table-column table:style-name="co9" table:default-cell-style-name="ce157"/>
        <table:table-column table:style-name="co10" table:default-cell-style-name="ce157"/>
        <table:table-column table:style-name="co11" table:default-cell-style-name="ce157"/>
        <table:table-column table:style-name="co13" table:default-cell-style-name="ce157"/>
        <table:table-column table:style-name="co9" table:default-cell-style-name="ce157"/>
        <table:table-column table:style-name="co10" table:default-cell-style-name="ce157"/>
        <table:table-column table:style-name="co11" table:default-cell-style-name="ce157"/>
        <table:table-column table:style-name="co8" table:default-cell-style-name="ce157"/>
        <table:table-column table:style-name="co14" table:default-cell-style-name="ce157"/>
        <table:table-column table:style-name="co10" table:default-cell-style-name="ce157"/>
        <table:table-column table:style-name="co15" table:default-cell-style-name="ce157"/>
        <table:table-column table:style-name="co12" table:default-cell-style-name="ce157"/>
        <table:table-column table:style-name="co9" table:default-cell-style-name="ce157"/>
        <table:table-column table:style-name="co10" table:default-cell-style-name="ce157"/>
        <table:table-column table:style-name="co16" table:number-columns-repeated="2" table:default-cell-style-name="ce157"/>
        <table:table-column table:style-name="co9" table:default-cell-style-name="ce157"/>
        <table:table-column table:style-name="co10" table:default-cell-style-name="ce157"/>
        <table:table-column table:style-name="co15" table:default-cell-style-name="ce157"/>
        <table:table-column table:style-name="co8" table:default-cell-style-name="ce157"/>
        <table:table-column table:style-name="co17" table:default-cell-style-name="ce157"/>
        <table:table-column table:style-name="co10" table:default-cell-style-name="ce157"/>
        <table:table-column table:style-name="co15" table:default-cell-style-name="ce157"/>
        <table:table-column table:style-name="co8" table:default-cell-style-name="ce157"/>
        <table:table-column table:style-name="co17" table:default-cell-style-name="ce157"/>
        <table:table-column table:style-name="co16" table:number-columns-repeated="986" table:default-cell-style-name="ce157"/>
        <table:table-column table:style-name="co16" table:default-cell-style-name="Default"/>
        <table:table-row table:style-name="ro1">
          <table:table-cell table:style-name="Default"/>
          <table:table-cell office:value-type="string" calcext:value-type="string">
            <text:p>PM:</text:p>
          </table:table-cell>
          <table:table-cell table:style-name="ce168" office:value-type="float" office:value="700" calcext:value-type="float">
            <text:p>700</text:p>
          </table:table-cell>
          <table:table-cell table:style-name="Default" table:number-columns-repeated="15"/>
          <table:table-cell table:number-columns-repeated="1006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15"/>
          <table:table-cell table:number-columns-repeated="1006"/>
        </table:table-row>
        <table:table-row table:style-name="ro2">
          <table:table-cell/>
          <table:table-cell table:style-name="Default"/>
          <table:table-cell table:number-columns-repeated="4"/>
          <table:table-cell table:style-name="ce168" table:number-columns-repeated="7"/>
          <table:table-cell table:number-columns-repeated="1011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9.3" calcext:value-type="float">
            <text:p>9,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Camión óptimo</text:p>
          </table:table-cell>
          <table:table-cell table:number-columns-repeated="1017"/>
        </table:table-row>
        <table:table-row table:style-name="ro3">
          <table:table-cell table:style-name="ce158"/>
          <table:table-cell table:style-name="ce163" office:value-type="string" calcext:value-type="string">
            <text:p>peso</text:p>
          </table:table-cell>
          <table:table-cell table:style-name="ce169" office:value-type="string" calcext:value-type="string">
            <text:p>prod</text:p>
          </table:table-cell>
          <table:table-cell table:style-name="ce174" office:value-type="string" calcext:value-type="string">
            <text:p>i- l/kg</text:p>
          </table:table-cell>
          <table:table-cell table:style-name="ce179" office:value-type="string" calcext:value-type="string">
            <text:p>% PM</text:p>
          </table:table-cell>
          <table:table-cell/>
          <table:table-cell table:style-name="ce185"/>
          <table:table-cell table:style-name="ce193" office:value-type="string" calcext:value-type="string">
            <text:p>%</text:p>
          </table:table-cell>
          <table:table-cell table:style-name="ce201"/>
          <table:table-cell/>
          <table:table-cell table:style-name="ce214"/>
          <table:table-cell table:style-name="ce222" office:value-type="string" calcext:value-type="string">
            <text:p>%</text:p>
          </table:table-cell>
          <table:table-cell table:style-name="ce225"/>
          <table:table-cell/>
          <table:table-cell table:style-name="ce214"/>
          <table:table-cell table:style-name="ce222" office:value-type="string" calcext:value-type="string">
            <text:p>%</text:p>
          </table:table-cell>
          <table:table-cell table:style-name="ce225"/>
          <table:table-cell/>
          <table:table-cell table:style-name="ce214"/>
          <table:table-cell table:style-name="ce222" office:value-type="string" calcext:value-type="string">
            <text:p>%</text:p>
          </table:table-cell>
          <table:table-cell table:style-name="ce225"/>
          <table:table-cell/>
          <table:table-cell table:style-name="ce214"/>
          <table:table-cell table:style-name="ce222"/>
          <table:table-cell table:style-name="ce225"/>
          <table:table-cell/>
          <table:table-cell table:style-name="ce214"/>
          <table:table-cell table:style-name="ce222"/>
          <table:table-cell table:style-name="ce225"/>
          <table:table-cell/>
          <table:table-cell table:style-name="ce214"/>
          <table:table-cell table:style-name="ce222"/>
          <table:table-cell table:style-name="ce225"/>
          <table:table-cell/>
          <table:table-cell table:style-name="ce214"/>
          <table:table-cell table:style-name="ce222"/>
          <table:table-cell table:style-name="ce225"/>
          <table:table-cell table:number-columns-repeated="987"/>
        </table:table-row>
        <table:table-row table:style-name="ro3">
          <table:table-cell table:style-name="ce159" office:value-type="string" calcext:value-type="string">
            <text:p>v1</text:p>
          </table:table-cell>
          <table:table-cell table:style-name="ce164" office:value-type="float" office:value="360" calcext:value-type="float">
            <text:p>360</text:p>
          </table:table-cell>
          <table:table-cell table:style-name="ce170" office:value-type="float" office:value="40" calcext:value-type="float">
            <text:p>40</text:p>
          </table:table-cell>
          <table:table-cell table:style-name="ce175" table:formula="of:=([.C9]/[.B9])" office:value-type="float" office:value="0.111111111111111" calcext:value-type="float">
            <text:p>0,111</text:p>
          </table:table-cell>
          <table:table-cell table:style-name="ce180" table:formula="of:=([.B9]*100)/[.$B$4]" office:value-type="float" office:value="51.4285714285714" calcext:value-type="float">
            <text:p>51,43</text:p>
          </table:table-cell>
          <table:table-cell table:style-name="ce183" office:value-type="string" calcext:value-type="string">
            <text:p>-----&gt;</text:p>
          </table:table-cell>
          <table:table-cell table:style-name="ce186" table:formula="of:=[.B9]" office:value-type="float" office:value="360" calcext:value-type="float">
            <text:p>360</text:p>
          </table:table-cell>
          <table:table-cell table:style-name="Default"/>
          <table:table-cell table:style-name="ce202" table:formula="of:=[.C9]" office:value-type="float" office:value="40" calcext:value-type="float">
            <text:p>40</text:p>
          </table:table-cell>
          <table:table-cell/>
          <table:table-cell table:style-name="ce215"/>
          <table:table-cell table:style-name="Default"/>
          <table:table-cell table:style-name="ce210"/>
          <table:table-cell/>
          <table:table-cell table:style-name="ce215" table:formula="of:=[.B9]" office:value-type="float" office:value="360" calcext:value-type="float">
            <text:p>360</text:p>
          </table:table-cell>
          <table:table-cell table:style-name="Default"/>
          <table:table-cell table:style-name="ce210" table:formula="of:=[.C9]" office:value-type="float" office:value="40" calcext:value-type="float">
            <text:p>40</text:p>
          </table:table-cell>
          <table:table-cell/>
          <table:table-cell table:style-name="ce215"/>
          <table:table-cell table:style-name="Default"/>
          <table:table-cell table:style-name="ce210"/>
          <table:table-cell/>
          <table:table-cell table:style-name="ce215" table:formula="of:=[.B9]" office:value-type="float" office:value="360" calcext:value-type="float">
            <text:p>360</text:p>
          </table:table-cell>
          <table:table-cell table:style-name="Default"/>
          <table:table-cell table:style-name="ce210" table:formula="of:=[.C9]" office:value-type="float" office:value="40" calcext:value-type="float">
            <text:p>40</text:p>
          </table:table-cell>
          <table:table-cell/>
          <table:table-cell table:style-name="ce215"/>
          <table:table-cell table:style-name="Default"/>
          <table:table-cell table:style-name="ce210"/>
          <table:table-cell/>
          <table:table-cell table:style-name="ce215"/>
          <table:table-cell table:style-name="Default"/>
          <table:table-cell table:style-name="ce210"/>
          <table:table-cell/>
          <table:table-cell table:style-name="ce215" table:formula="of:=[.B9]" office:value-type="float" office:value="360" calcext:value-type="float">
            <text:p>360</text:p>
          </table:table-cell>
          <table:table-cell table:style-name="Default"/>
          <table:table-cell table:style-name="ce210" table:formula="of:=[.C9]" office:value-type="float" office:value="40" calcext:value-type="float">
            <text:p>40</text:p>
          </table:table-cell>
          <table:table-cell table:number-columns-repeated="987"/>
        </table:table-row>
        <table:table-row table:style-name="ro3">
          <table:table-cell table:style-name="ce159" office:value-type="string" calcext:value-type="string">
            <text:p>v2</text:p>
          </table:table-cell>
          <table:table-cell table:style-name="ce165" office:value-type="float" office:value="250" calcext:value-type="float">
            <text:p>250</text:p>
          </table:table-cell>
          <table:table-cell table:style-name="ce171" office:value-type="float" office:value="35" calcext:value-type="float">
            <text:p>35</text:p>
          </table:table-cell>
          <table:table-cell table:style-name="ce176" table:formula="of:=([.C10]/[.B10])" office:value-type="float" office:value="0.14" calcext:value-type="float">
            <text:p>0,140</text:p>
          </table:table-cell>
          <table:table-cell table:style-name="ce180" table:formula="of:=([.B10]*100)/[.$B$4]" office:value-type="float" office:value="35.7142857142857" calcext:value-type="float">
            <text:p>35,71</text:p>
          </table:table-cell>
          <table:table-cell table:style-name="ce183" office:value-type="string" calcext:value-type="string">
            <text:p>-----&gt;</text:p>
          </table:table-cell>
          <table:table-cell table:style-name="ce186"/>
          <table:table-cell table:style-name="ce194"/>
          <table:table-cell table:style-name="ce202"/>
          <table:table-cell/>
          <table:table-cell table:style-name="ce215" table:formula="of:=[.B10]" office:value-type="float" office:value="250" calcext:value-type="float">
            <text:p>250</text:p>
          </table:table-cell>
          <table:table-cell table:style-name="ce194"/>
          <table:table-cell table:style-name="ce210" table:formula="of:=[.C10]" office:value-type="float" office:value="35" calcext:value-type="float">
            <text:p>35</text:p>
          </table:table-cell>
          <table:table-cell/>
          <table:table-cell table:style-name="ce215" table:formula="of:=[.B10]" office:value-type="float" office:value="250" calcext:value-type="float">
            <text:p>250</text:p>
          </table:table-cell>
          <table:table-cell table:style-name="ce194"/>
          <table:table-cell table:style-name="ce210" table:formula="of:=[.C10]" office:value-type="float" office:value="35" calcext:value-type="float">
            <text:p>35</text:p>
          </table:table-cell>
          <table:table-cell/>
          <table:table-cell table:style-name="ce215" table:formula="of:=[.B10]" office:value-type="float" office:value="250" calcext:value-type="float">
            <text:p>250</text:p>
          </table:table-cell>
          <table:table-cell table:style-name="ce194"/>
          <table:table-cell table:style-name="ce210" table:formula="of:=[.C10]" office:value-type="float" office:value="35" calcext:value-type="float">
            <text:p>35</text:p>
          </table:table-cell>
          <table:table-cell/>
          <table:table-cell table:style-name="ce215" table:formula="of:=[.B10]" office:value-type="float" office:value="250" calcext:value-type="float">
            <text:p>250</text:p>
          </table:table-cell>
          <table:table-cell table:style-name="ce194"/>
          <table:table-cell table:style-name="ce210" table:formula="of:=[.C10]" office:value-type="float" office:value="35" calcext:value-type="float">
            <text:p>35</text:p>
          </table:table-cell>
          <table:table-cell/>
          <table:table-cell table:style-name="ce215"/>
          <table:table-cell table:style-name="ce194"/>
          <table:table-cell table:style-name="ce210"/>
          <table:table-cell/>
          <table:table-cell table:style-name="ce215"/>
          <table:table-cell table:style-name="ce194"/>
          <table:table-cell table:style-name="ce210"/>
          <table:table-cell/>
          <table:table-cell table:style-name="ce215"/>
          <table:table-cell table:style-name="ce194"/>
          <table:table-cell table:style-name="ce210"/>
          <table:table-cell table:number-columns-repeated="987"/>
        </table:table-row>
        <table:table-row table:style-name="ro3">
          <table:table-cell table:style-name="ce159" office:value-type="string" calcext:value-type="string">
            <text:p>v3</text:p>
          </table:table-cell>
          <table:table-cell table:style-name="ce164" office:value-type="float" office:value="400" calcext:value-type="float">
            <text:p>400</text:p>
          </table:table-cell>
          <table:table-cell table:style-name="ce170" office:value-type="float" office:value="43" calcext:value-type="float">
            <text:p>43</text:p>
          </table:table-cell>
          <table:table-cell table:style-name="ce175" table:formula="of:=([.C11]/[.B11])" office:value-type="float" office:value="0.1075" calcext:value-type="float">
            <text:p>0,108</text:p>
          </table:table-cell>
          <table:table-cell table:style-name="ce180" table:formula="of:=([.B11]*100)/[.$B$4]" office:value-type="float" office:value="57.1428571428571" calcext:value-type="float">
            <text:p>57,14</text:p>
          </table:table-cell>
          <table:table-cell table:style-name="ce183" office:value-type="string" calcext:value-type="string">
            <text:p>-----&gt;</text:p>
          </table:table-cell>
          <table:table-cell table:style-name="ce186"/>
          <table:table-cell table:style-name="ce194"/>
          <table:table-cell table:style-name="ce202"/>
          <table:table-cell/>
          <table:table-cell table:style-name="ce215" table:formula="of:=[.B11]" office:value-type="float" office:value="400" calcext:value-type="float">
            <text:p>400</text:p>
          </table:table-cell>
          <table:table-cell table:style-name="ce194"/>
          <table:table-cell table:style-name="ce210" table:formula="of:=[.C11]" office:value-type="float" office:value="43" calcext:value-type="float">
            <text:p>43</text:p>
          </table:table-cell>
          <table:table-cell/>
          <table:table-cell table:style-name="ce215"/>
          <table:table-cell table:style-name="ce194"/>
          <table:table-cell table:style-name="ce210"/>
          <table:table-cell/>
          <table:table-cell table:style-name="ce215"/>
          <table:table-cell table:style-name="ce194"/>
          <table:table-cell table:style-name="ce210"/>
          <table:table-cell/>
          <table:table-cell table:style-name="ce215"/>
          <table:table-cell table:style-name="ce194"/>
          <table:table-cell table:style-name="ce210"/>
          <table:table-cell/>
          <table:table-cell table:style-name="ce215" table:formula="of:=[.B11]" office:value-type="float" office:value="400" calcext:value-type="float">
            <text:p>400</text:p>
          </table:table-cell>
          <table:table-cell table:style-name="ce194"/>
          <table:table-cell table:style-name="ce210" table:formula="of:=[.C11]" office:value-type="float" office:value="43" calcext:value-type="float">
            <text:p>43</text:p>
          </table:table-cell>
          <table:table-cell/>
          <table:table-cell table:style-name="ce215" table:formula="of:=[.B11]" office:value-type="float" office:value="400" calcext:value-type="float">
            <text:p>400</text:p>
          </table:table-cell>
          <table:table-cell table:style-name="ce194"/>
          <table:table-cell table:style-name="ce210" table:formula="of:=[.C11]" office:value-type="float" office:value="43" calcext:value-type="float">
            <text:p>43</text:p>
          </table:table-cell>
          <table:table-cell/>
          <table:table-cell table:style-name="ce215"/>
          <table:table-cell table:style-name="ce194"/>
          <table:table-cell table:style-name="ce210"/>
          <table:table-cell table:number-columns-repeated="987"/>
        </table:table-row>
        <table:table-row table:style-name="ro3">
          <table:table-cell table:style-name="ce160" office:value-type="string" calcext:value-type="string">
            <text:p>v4</text:p>
          </table:table-cell>
          <table:table-cell table:style-name="ce166" office:value-type="float" office:value="180" calcext:value-type="float">
            <text:p>180</text:p>
          </table:table-cell>
          <table:table-cell table:style-name="ce172" office:value-type="float" office:value="28" calcext:value-type="float">
            <text:p>28</text:p>
          </table:table-cell>
          <table:table-cell table:style-name="ce177" table:formula="of:=([.C12]/[.B12])" office:value-type="float" office:value="0.155555555555556" calcext:value-type="float">
            <text:p>0,156</text:p>
          </table:table-cell>
          <table:table-cell table:style-name="ce181" table:formula="of:=([.B12]*100)/[.$B$4]" office:value-type="float" office:value="25.7142857142857" calcext:value-type="float">
            <text:p>25,71</text:p>
          </table:table-cell>
          <table:table-cell table:style-name="ce183" office:value-type="string" calcext:value-type="string">
            <text:p>-----&gt;</text:p>
          </table:table-cell>
          <table:table-cell table:style-name="ce187" table:formula="of:=[.B12]" office:value-type="float" office:value="180" calcext:value-type="float">
            <text:p>180</text:p>
          </table:table-cell>
          <table:table-cell table:style-name="ce195" table:formula="of:=[.E12]" office:value-type="float" office:value="25.7142857142857" calcext:value-type="float">
            <text:p>25,71</text:p>
          </table:table-cell>
          <table:table-cell table:style-name="ce203" table:formula="of:=[.C12]" office:value-type="float" office:value="28" calcext:value-type="float">
            <text:p>28</text:p>
          </table:table-cell>
          <table:table-cell table:style-name="ce211"/>
          <table:table-cell table:style-name="ce216"/>
          <table:table-cell table:style-name="ce223"/>
          <table:table-cell table:style-name="ce226"/>
          <table:table-cell table:style-name="ce211"/>
          <table:table-cell table:style-name="ce216"/>
          <table:table-cell table:style-name="ce223"/>
          <table:table-cell table:style-name="ce226"/>
          <table:table-cell table:style-name="ce211"/>
          <table:table-cell table:style-name="ce216" office:value-type="float" office:value="180" calcext:value-type="float">
            <text:p>180</text:p>
          </table:table-cell>
          <table:table-cell table:style-name="ce223" office:value-type="float" office:value="25.71" calcext:value-type="float">
            <text:p>25,71</text:p>
          </table:table-cell>
          <table:table-cell table:style-name="ce226" office:value-type="float" office:value="28" calcext:value-type="float">
            <text:p>28</text:p>
          </table:table-cell>
          <table:table-cell table:style-name="ce211"/>
          <table:table-cell table:style-name="ce216"/>
          <table:table-cell table:style-name="ce223"/>
          <table:table-cell table:style-name="ce226"/>
          <table:table-cell table:style-name="ce211"/>
          <table:table-cell table:style-name="ce216" office:value-type="float" office:value="180" calcext:value-type="float">
            <text:p>180</text:p>
          </table:table-cell>
          <table:table-cell table:style-name="ce223" office:value-type="float" office:value="25.71" calcext:value-type="float">
            <text:p>25,71</text:p>
          </table:table-cell>
          <table:table-cell table:style-name="ce226" office:value-type="float" office:value="28" calcext:value-type="float">
            <text:p>28</text:p>
          </table:table-cell>
          <table:table-cell table:style-name="ce211"/>
          <table:table-cell table:style-name="ce216" office:value-type="float" office:value="180" calcext:value-type="float">
            <text:p>180</text:p>
          </table:table-cell>
          <table:table-cell table:style-name="ce223" office:value-type="float" office:value="25.71" calcext:value-type="float">
            <text:p>25,71</text:p>
          </table:table-cell>
          <table:table-cell table:style-name="ce226" office:value-type="float" office:value="28" calcext:value-type="float">
            <text:p>28</text:p>
          </table:table-cell>
          <table:table-cell table:style-name="ce211"/>
          <table:table-cell table:style-name="ce216" office:value-type="float" office:value="180" calcext:value-type="float">
            <text:p>180</text:p>
          </table:table-cell>
          <table:table-cell table:style-name="ce223" office:value-type="float" office:value="25.71" calcext:value-type="float">
            <text:p>25,71</text:p>
          </table:table-cell>
          <table:table-cell table:style-name="ce226" office:value-type="float" office:value="28" calcext:value-type="float">
            <text:p>28</text:p>
          </table:table-cell>
          <table:table-cell table:style-name="ce211" table:number-columns-repeated="986"/>
          <table:table-cell/>
        </table:table-row>
        <table:table-row table:style-name="ro3">
          <table:table-cell table:style-name="ce160" office:value-type="string" calcext:value-type="string">
            <text:p>v5</text:p>
          </table:table-cell>
          <table:table-cell table:style-name="ce166" office:value-type="float" office:value="50" calcext:value-type="float">
            <text:p>50</text:p>
          </table:table-cell>
          <table:table-cell table:style-name="ce172" office:value-type="float" office:value="12" calcext:value-type="float">
            <text:p>12</text:p>
          </table:table-cell>
          <table:table-cell table:style-name="ce177" table:formula="of:=([.C13]/[.B13])" office:value-type="float" office:value="0.24" calcext:value-type="float">
            <text:p>0,240</text:p>
          </table:table-cell>
          <table:table-cell table:style-name="ce181" table:formula="of:=([.B13]*100)/[.$B$4]" office:value-type="float" office:value="7.14285714285714" calcext:value-type="float">
            <text:p>7,14</text:p>
          </table:table-cell>
          <table:table-cell table:style-name="ce183" office:value-type="string" calcext:value-type="string">
            <text:p>-----&gt;</text:p>
          </table:table-cell>
          <table:table-cell table:style-name="ce187" table:formula="of:=[.B13]" office:value-type="float" office:value="50" calcext:value-type="float">
            <text:p>50</text:p>
          </table:table-cell>
          <table:table-cell table:style-name="ce195" table:formula="of:=[.E13]" office:value-type="float" office:value="7.14285714285714" calcext:value-type="float">
            <text:p>7,14</text:p>
          </table:table-cell>
          <table:table-cell table:style-name="ce203" table:formula="of:=[.C13]" office:value-type="float" office:value="12" calcext:value-type="float">
            <text:p>12</text:p>
          </table:table-cell>
          <table:table-cell table:style-name="ce211"/>
          <table:table-cell table:style-name="ce216" table:formula="of:=[.B13]" office:value-type="float" office:value="50" calcext:value-type="float">
            <text:p>50</text:p>
          </table:table-cell>
          <table:table-cell table:style-name="ce195" table:formula="of:=[.E13]" office:value-type="float" office:value="7.14285714285714" calcext:value-type="float">
            <text:p>7,14</text:p>
          </table:table-cell>
          <table:table-cell table:style-name="ce226" table:formula="of:=[.C13]" office:value-type="float" office:value="12" calcext:value-type="float">
            <text:p>12</text:p>
          </table:table-cell>
          <table:table-cell table:style-name="ce211"/>
          <table:table-cell table:style-name="ce216"/>
          <table:table-cell table:style-name="ce223"/>
          <table:table-cell table:style-name="ce226"/>
          <table:table-cell table:style-name="ce211"/>
          <table:table-cell table:style-name="ce216" office:value-type="float" office:value="50" calcext:value-type="float">
            <text:p>50</text:p>
          </table:table-cell>
          <table:table-cell table:style-name="ce223" office:value-type="float" office:value="7.14" calcext:value-type="float">
            <text:p>7,14</text:p>
          </table:table-cell>
          <table:table-cell table:style-name="ce226" office:value-type="float" office:value="12" calcext:value-type="float">
            <text:p>12</text:p>
          </table:table-cell>
          <table:table-cell table:style-name="ce211"/>
          <table:table-cell table:style-name="ce216" office:value-type="float" office:value="50" calcext:value-type="float">
            <text:p>50</text:p>
          </table:table-cell>
          <table:table-cell table:style-name="ce223" office:value-type="float" office:value="7.14" calcext:value-type="float">
            <text:p>7,14</text:p>
          </table:table-cell>
          <table:table-cell table:style-name="ce226" office:value-type="float" office:value="12" calcext:value-type="float">
            <text:p>12</text:p>
          </table:table-cell>
          <table:table-cell table:style-name="ce211"/>
          <table:table-cell table:style-name="ce216"/>
          <table:table-cell table:style-name="ce223"/>
          <table:table-cell table:style-name="ce226"/>
          <table:table-cell table:style-name="ce211"/>
          <table:table-cell table:style-name="ce216" office:value-type="float" office:value="50" calcext:value-type="float">
            <text:p>50</text:p>
          </table:table-cell>
          <table:table-cell table:style-name="ce223" office:value-type="float" office:value="7.14" calcext:value-type="float">
            <text:p>7,14</text:p>
          </table:table-cell>
          <table:table-cell table:style-name="ce226" office:value-type="float" office:value="12" calcext:value-type="float">
            <text:p>12</text:p>
          </table:table-cell>
          <table:table-cell table:style-name="ce211"/>
          <table:table-cell table:style-name="ce216"/>
          <table:table-cell table:style-name="ce223"/>
          <table:table-cell table:style-name="ce226"/>
          <table:table-cell table:style-name="ce211" table:number-columns-repeated="986"/>
          <table:table-cell/>
        </table:table-row>
        <table:table-row table:style-name="ro3">
          <table:table-cell table:style-name="ce161" office:value-type="string" calcext:value-type="string">
            <text:p>v6</text:p>
          </table:table-cell>
          <table:table-cell table:style-name="ce167" office:value-type="float" office:value="90" calcext:value-type="float">
            <text:p>90</text:p>
          </table:table-cell>
          <table:table-cell table:style-name="ce173" office:value-type="float" office:value="13" calcext:value-type="float">
            <text:p>13</text:p>
          </table:table-cell>
          <table:table-cell table:style-name="ce178" table:formula="of:=([.C14]/[.B14])" office:value-type="float" office:value="0.144444444444444" calcext:value-type="float">
            <text:p>0,144</text:p>
          </table:table-cell>
          <table:table-cell table:style-name="ce182" table:formula="of:=([.B14]*100)/[.$B$4]" office:value-type="float" office:value="12.8571428571429" calcext:value-type="float">
            <text:p>12,86</text:p>
          </table:table-cell>
          <table:table-cell table:style-name="ce183" office:value-type="string" calcext:value-type="string">
            <text:p>-----&gt;</text:p>
          </table:table-cell>
          <table:table-cell table:style-name="ce188" table:formula="of:=[.B14]" office:value-type="float" office:value="90" calcext:value-type="float">
            <text:p>90</text:p>
          </table:table-cell>
          <table:table-cell table:style-name="ce196"/>
          <table:table-cell table:style-name="ce204" table:formula="of:=[.C14]" office:value-type="float" office:value="13" calcext:value-type="float">
            <text:p>13</text:p>
          </table:table-cell>
          <table:table-cell/>
          <table:table-cell table:style-name="ce217"/>
          <table:table-cell table:style-name="ce196"/>
          <table:table-cell table:style-name="ce227"/>
          <table:table-cell/>
          <table:table-cell table:style-name="ce217" table:formula="of:=[.B14]" office:value-type="float" office:value="90" calcext:value-type="float">
            <text:p>90</text:p>
          </table:table-cell>
          <table:table-cell table:style-name="ce196"/>
          <table:table-cell table:style-name="ce227" table:formula="of:=[.C14]" office:value-type="float" office:value="13" calcext:value-type="float">
            <text:p>13</text:p>
          </table:table-cell>
          <table:table-cell/>
          <table:table-cell table:style-name="ce217" office:value-type="float" office:value="90" calcext:value-type="float">
            <text:p>90</text:p>
          </table:table-cell>
          <table:table-cell table:style-name="ce196"/>
          <table:table-cell table:style-name="ce227" office:value-type="float" office:value="13" calcext:value-type="float">
            <text:p>13</text:p>
          </table:table-cell>
          <table:table-cell/>
          <table:table-cell table:style-name="ce217"/>
          <table:table-cell table:style-name="ce196"/>
          <table:table-cell table:style-name="ce227"/>
          <table:table-cell/>
          <table:table-cell table:style-name="ce217" office:value-type="float" office:value="90" calcext:value-type="float">
            <text:p>90</text:p>
          </table:table-cell>
          <table:table-cell table:style-name="ce196"/>
          <table:table-cell table:style-name="ce227" office:value-type="float" office:value="13" calcext:value-type="float">
            <text:p>13</text:p>
          </table:table-cell>
          <table:table-cell/>
          <table:table-cell table:style-name="ce217"/>
          <table:table-cell table:style-name="ce196"/>
          <table:table-cell table:style-name="ce227"/>
          <table:table-cell/>
          <table:table-cell table:style-name="ce217" office:value-type="float" office:value="90" calcext:value-type="float">
            <text:p>90</text:p>
          </table:table-cell>
          <table:table-cell table:style-name="ce196"/>
          <table:table-cell table:style-name="ce227" office:value-type="float" office:value="13" calcext:value-type="float">
            <text:p>13</text:p>
          </table:table-cell>
          <table:table-cell table:number-columns-repeated="987"/>
        </table:table-row>
        <table:table-row table:style-name="ro4">
          <table:table-cell table:number-columns-repeated="6"/>
          <table:table-cell table:style-name="ce189" table:formula="of:=SUM([.G9:.G14])" office:value-type="float" office:value="680" calcext:value-type="float">
            <text:p>680</text:p>
          </table:table-cell>
          <table:table-cell table:style-name="ce197"/>
          <table:table-cell table:style-name="ce205" table:formula="of:=SUM([.I9:.I14])" office:value-type="float" office:value="93" calcext:value-type="float">
            <text:p>93</text:p>
          </table:table-cell>
          <table:table-cell table:style-name="ce212"/>
          <table:table-cell table:style-name="ce218" table:formula="of:=SUM([.K9:.K14])" office:value-type="float" office:value="700" calcext:value-type="float">
            <text:p>700</text:p>
          </table:table-cell>
          <table:table-cell table:style-name="ce197"/>
          <table:table-cell table:style-name="ce228" table:formula="of:=SUM([.M9:.M14])" office:value-type="float" office:value="90" calcext:value-type="float">
            <text:p>90</text:p>
          </table:table-cell>
          <table:table-cell table:style-name="ce212"/>
          <table:table-cell table:style-name="ce218" table:formula="of:=SUM([.O9:.O14])" office:value-type="float" office:value="700" calcext:value-type="float">
            <text:p>700</text:p>
          </table:table-cell>
          <table:table-cell table:style-name="ce197"/>
          <table:table-cell table:style-name="ce228" table:formula="of:=SUM([.Q9:.Q14])" office:value-type="float" office:value="88" calcext:value-type="float">
            <text:p>88</text:p>
          </table:table-cell>
          <table:table-cell table:style-name="ce212"/>
          <table:table-cell table:style-name="ce218" table:formula="of:=SUM([.S9:.S14])" office:value-type="float" office:value="570" calcext:value-type="float">
            <text:p>570</text:p>
          </table:table-cell>
          <table:table-cell table:style-name="ce197"/>
          <table:table-cell table:style-name="ce228" table:formula="of:=SUM([.U9:.U14])" office:value-type="float" office:value="88" calcext:value-type="float">
            <text:p>88</text:p>
          </table:table-cell>
          <table:table-cell table:style-name="ce212"/>
          <table:table-cell table:style-name="ce218" table:formula="of:=SUM([.W9:.W14])" office:value-type="float" office:value="660" calcext:value-type="float">
            <text:p>660</text:p>
          </table:table-cell>
          <table:table-cell table:style-name="ce197"/>
          <table:table-cell table:style-name="ce228" table:formula="of:=SUM([.Y9:.Y14])" office:value-type="float" office:value="87" calcext:value-type="float">
            <text:p>87</text:p>
          </table:table-cell>
          <table:table-cell table:style-name="ce212"/>
          <table:table-cell table:style-name="ce218" table:formula="of:=SUM([.AA9:.AA14])" office:value-type="float" office:value="670" calcext:value-type="float">
            <text:p>670</text:p>
          </table:table-cell>
          <table:table-cell table:style-name="ce197"/>
          <table:table-cell table:style-name="ce228" table:formula="of:=SUM([.AC9:.AC14])" office:value-type="float" office:value="84" calcext:value-type="float">
            <text:p>84</text:p>
          </table:table-cell>
          <table:table-cell/>
          <table:table-cell table:style-name="ce218" table:formula="of:=SUM([.AE9:.AE14])" office:value-type="float" office:value="630" calcext:value-type="float">
            <text:p>630</text:p>
          </table:table-cell>
          <table:table-cell table:style-name="ce197"/>
          <table:table-cell table:style-name="ce228" table:formula="of:=SUM([.AG9:.AG14])" office:value-type="float" office:value="83" calcext:value-type="float">
            <text:p>83</text:p>
          </table:table-cell>
          <table:table-cell/>
          <table:table-cell table:style-name="ce218" table:formula="of:=SUM([.AI9:.AI14])" office:value-type="float" office:value="630" calcext:value-type="float">
            <text:p>630</text:p>
          </table:table-cell>
          <table:table-cell table:style-name="ce197"/>
          <table:table-cell table:style-name="ce228" table:formula="of:=SUM([.AK9:.AK14])" office:value-type="float" office:value="81" calcext:value-type="float">
            <text:p>81</text:p>
          </table:table-cell>
          <table:table-cell table:number-columns-repeated="987"/>
        </table:table-row>
        <table:table-row table:style-name="ro5">
          <table:table-cell table:number-columns-repeated="6"/>
          <table:table-cell table:style-name="ce190" office:value-type="string" calcext:value-type="string">
            <text:p>% Peso | <text:s/>vacío</text:p>
          </table:table-cell>
          <table:table-cell table:style-name="ce198" table:formula="of:=SUM([.H9:.H14])" office:value-type="float" office:value="32.8571428571429" calcext:value-type="float">
            <text:p>32,8571428571429</text:p>
          </table:table-cell>
          <table:table-cell table:style-name="ce206" table:formula="of:=(([.$C$1]-[.G15]))/[.$C$1]" office:value-type="percentage" office:value="0.0285714285714286" calcext:value-type="percentage">
            <text:p>2,86 %</text:p>
          </table:table-cell>
          <table:table-cell table:style-name="ce213"/>
          <table:table-cell table:style-name="ce219" office:value-type="string" calcext:value-type="string">
            <text:p>% Peso | <text:s/>vacío</text:p>
          </table:table-cell>
          <table:table-cell table:style-name="ce198" table:formula="of:=SUM([.L9:.L14])" office:value-type="float" office:value="7.14285714285714" calcext:value-type="float">
            <text:p>7,14285714285714</text:p>
          </table:table-cell>
          <table:table-cell table:style-name="ce229" table:formula="of:=(([.$C$1]-[.K15]))/[.$C$1]" office:value-type="percentage" office:value="0" calcext:value-type="percentage">
            <text:p>0,00 %</text:p>
          </table:table-cell>
          <table:table-cell table:style-name="ce213"/>
          <table:table-cell table:style-name="ce219" office:value-type="string" calcext:value-type="string">
            <text:p>% Peso | <text:s/>vacío</text:p>
          </table:table-cell>
          <table:table-cell table:style-name="ce198" table:formula="of:=SUM([.P9:.P14])" office:value-type="float" office:value="0" calcext:value-type="float">
            <text:p>0</text:p>
          </table:table-cell>
          <table:table-cell table:style-name="ce229" table:formula="of:=(([.$C$1]-[.O15]))/[.$C$1]" office:value-type="percentage" office:value="0" calcext:value-type="percentage">
            <text:p>0,00 %</text:p>
          </table:table-cell>
          <table:table-cell table:style-name="ce213"/>
          <table:table-cell table:style-name="ce219" office:value-type="string" calcext:value-type="string">
            <text:p>% Peso | <text:s/>vacío</text:p>
          </table:table-cell>
          <table:table-cell table:style-name="ce198" table:formula="of:=SUM([.T9:.T14])" office:value-type="float" office:value="32.85" calcext:value-type="float">
            <text:p>32,85</text:p>
          </table:table-cell>
          <table:table-cell table:style-name="ce229" table:formula="of:=(([.$C$1]-[.S15]))/[.$C$1]" office:value-type="percentage" office:value="0.185714285714286" calcext:value-type="percentage">
            <text:p>18,57 %</text:p>
          </table:table-cell>
          <table:table-cell table:style-name="ce213"/>
          <table:table-cell table:style-name="ce219" office:value-type="string" calcext:value-type="string">
            <text:p>% Peso | <text:s/>vacío</text:p>
          </table:table-cell>
          <table:table-cell table:style-name="ce198" table:formula="of:=SUM([.X9:.X14])" office:value-type="float" office:value="7.14" calcext:value-type="float">
            <text:p>7,14</text:p>
          </table:table-cell>
          <table:table-cell table:style-name="ce229" table:formula="of:=(([.$C$1]-[.W15]))/[.$C$1]" office:value-type="percentage" office:value="0.0571428571428571" calcext:value-type="percentage">
            <text:p>5,71 %</text:p>
          </table:table-cell>
          <table:table-cell table:style-name="ce213"/>
          <table:table-cell table:style-name="ce219" office:value-type="string" calcext:value-type="string">
            <text:p>% Peso | <text:s/>vacío</text:p>
          </table:table-cell>
          <table:table-cell table:style-name="ce198" table:formula="of:=SUM([.AB9:.AB14])" office:value-type="float" office:value="25.71" calcext:value-type="float">
            <text:p>25,71</text:p>
          </table:table-cell>
          <table:table-cell table:style-name="ce229" table:formula="of:=(([.$C$1]-[.AA15]))/[.$C$1]" office:value-type="percentage" office:value="0.0428571428571429" calcext:value-type="percentage">
            <text:p>4,29 %</text:p>
          </table:table-cell>
          <table:table-cell table:style-name="ce213"/>
          <table:table-cell table:style-name="ce219" office:value-type="string" calcext:value-type="string">
            <text:p>% Peso | <text:s/>vacío</text:p>
          </table:table-cell>
          <table:table-cell table:style-name="ce198" table:formula="of:=SUM([.AF9:.AF14])" office:value-type="float" office:value="32.85" calcext:value-type="float">
            <text:p>32,85</text:p>
          </table:table-cell>
          <table:table-cell table:style-name="ce229" table:formula="of:=(([.$C$1]-[.AE15]))/[.$C$1]" office:value-type="percentage" office:value="0.1" calcext:value-type="percentage">
            <text:p>10,00 %</text:p>
          </table:table-cell>
          <table:table-cell table:style-name="ce213"/>
          <table:table-cell table:style-name="ce219" office:value-type="string" calcext:value-type="string">
            <text:p>% Peso | <text:s/>vacío</text:p>
          </table:table-cell>
          <table:table-cell table:style-name="ce198" table:formula="of:=SUM([.AJ9:.AJ14])" office:value-type="float" office:value="25.71" calcext:value-type="float">
            <text:p>25,71</text:p>
          </table:table-cell>
          <table:table-cell table:style-name="ce229" table:formula="of:=(([.$C$1]-[.AI15]))/[.$C$1]" office:value-type="percentage" office:value="0.1" calcext:value-type="percentage">
            <text:p>10,00 %</text:p>
          </table:table-cell>
          <table:table-cell table:number-columns-repeated="987"/>
        </table:table-row>
        <table:table-row table:style-name="ro2">
          <table:table-cell table:style-name="ce162" office:value-type="string" calcext:value-type="string">
            <text:p>Media de la ganadería</text:p>
          </table:table-cell>
          <table:table-cell table:style-name="Default"/>
          <table:table-cell table:style-name="ce162"/>
          <table:table-cell table:style-name="Default"/>
          <table:table-cell table:style-name="ce162" office:value-type="float" office:value="0.149" calcext:value-type="float">
            <text:p>0,149</text:p>
          </table:table-cell>
          <table:table-cell table:style-name="ce184"/>
          <table:table-cell table:style-name="ce191" office:value-type="string" calcext:value-type="string">
            <text:p>indice prod de la carga</text:p>
          </table:table-cell>
          <table:table-cell table:style-name="ce199"/>
          <table:table-cell table:style-name="ce207" table:formula="of:=([.I15]/[.G15])" office:value-type="float" office:value="0.136764705882353" calcext:value-type="float">
            <text:p>0,137</text:p>
          </table:table-cell>
          <table:table-cell table:style-name="ce162"/>
          <table:table-cell table:style-name="ce220" office:value-type="string" calcext:value-type="string">
            <text:p>indice prod de la carga</text:p>
          </table:table-cell>
          <table:table-cell table:style-name="ce199"/>
          <table:table-cell table:style-name="ce230" table:formula="of:=([.M15]/[.K15])" office:value-type="float" office:value="0.128571428571429" calcext:value-type="float">
            <text:p>0,129</text:p>
          </table:table-cell>
          <table:table-cell table:style-name="ce162"/>
          <table:table-cell table:style-name="ce220" office:value-type="string" calcext:value-type="string">
            <text:p>indice prod de la carga</text:p>
          </table:table-cell>
          <table:table-cell table:style-name="ce232"/>
          <table:table-cell table:style-name="ce230" table:formula="of:=([.Q15]/[.O15])" office:value-type="float" office:value="0.125714285714286" calcext:value-type="float">
            <text:p>0,126</text:p>
          </table:table-cell>
          <table:table-cell table:style-name="ce162"/>
          <table:table-cell table:style-name="ce220" office:value-type="string" calcext:value-type="string">
            <text:p>indice prod de la carga</text:p>
          </table:table-cell>
          <table:table-cell table:style-name="ce199"/>
          <table:table-cell table:style-name="ce230" table:formula="of:=([.U15]/[.S15])" office:value-type="float" office:value="0.154385964912281" calcext:value-type="float">
            <text:p>0,154</text:p>
          </table:table-cell>
          <table:table-cell table:style-name="ce162"/>
          <table:table-cell table:style-name="ce220" office:value-type="string" calcext:value-type="string">
            <text:p>indice prod de la carga</text:p>
          </table:table-cell>
          <table:table-cell table:style-name="ce199"/>
          <table:table-cell table:style-name="ce230" table:formula="of:=([.Y15]/[.W15])" office:value-type="float" office:value="0.131818181818182" calcext:value-type="float">
            <text:p>0,132</text:p>
          </table:table-cell>
          <table:table-cell table:style-name="ce162"/>
          <table:table-cell table:style-name="ce220" office:value-type="string" calcext:value-type="string">
            <text:p>indice prod de la carga</text:p>
          </table:table-cell>
          <table:table-cell table:style-name="ce199"/>
          <table:table-cell table:style-name="ce230" table:formula="of:=([.AC15]/[.AA15])" office:value-type="float" office:value="0.125373134328358" calcext:value-type="float">
            <text:p>0,125</text:p>
          </table:table-cell>
          <table:table-cell table:style-name="ce162"/>
          <table:table-cell table:style-name="ce220" office:value-type="string" calcext:value-type="string">
            <text:p>indice prod de la carga</text:p>
          </table:table-cell>
          <table:table-cell table:style-name="ce199"/>
          <table:table-cell table:style-name="ce230" table:formula="of:=([.AG15]/[.AE15])" office:value-type="float" office:value="0.131746031746032" calcext:value-type="float">
            <text:p>0,132</text:p>
          </table:table-cell>
          <table:table-cell table:style-name="ce162"/>
          <table:table-cell table:style-name="ce220" office:value-type="string" calcext:value-type="string">
            <text:p>indice prod de la carga</text:p>
          </table:table-cell>
          <table:table-cell table:style-name="ce199"/>
          <table:table-cell table:style-name="ce230" table:formula="of:=([.AK15]/[.AI15])" office:value-type="float" office:value="0.128571428571429" calcext:value-type="float">
            <text:p>0,129</text:p>
          </table:table-cell>
          <table:table-cell table:style-name="ce162" table:number-columns-repeated="986"/>
          <table:table-cell table:style-name="ce184"/>
        </table:table-row>
        <table:table-row table:style-name="ro2">
          <table:table-cell table:number-columns-repeated="5"/>
          <table:table-cell table:style-name="Default"/>
          <table:table-cell table:style-name="ce186" office:value-type="string" calcext:value-type="string">
            <text:p>Media ind. Prod grupo</text:p>
          </table:table-cell>
          <table:table-cell table:style-name="ce194"/>
          <table:table-cell table:style-name="ce208" office:value-type="float" office:value="0.162" calcext:value-type="float">
            <text:p>0,162</text:p>
          </table:table-cell>
          <table:table-cell/>
          <table:table-cell table:style-name="ce215" office:value-type="string" calcext:value-type="string">
            <text:p>Media ind. Prod grupo</text:p>
          </table:table-cell>
          <table:table-cell table:style-name="ce194"/>
          <table:table-cell table:style-name="ce210" office:value-type="float" office:value="0.163" calcext:value-type="float">
            <text:p>0,163</text:p>
          </table:table-cell>
          <table:table-cell/>
          <table:table-cell table:style-name="ce215" office:value-type="string" calcext:value-type="string">
            <text:p>Media ind. Prod grupo</text:p>
          </table:table-cell>
          <table:table-cell table:style-name="ce194"/>
          <table:table-cell table:style-name="ce233" office:value-type="float" office:value="0.13" calcext:value-type="float">
            <text:p>0,130</text:p>
          </table:table-cell>
          <table:table-cell/>
          <table:table-cell table:style-name="ce215" office:value-type="string" calcext:value-type="string">
            <text:p>Media ind. Prod grupo</text:p>
          </table:table-cell>
          <table:table-cell table:style-name="ce194"/>
          <table:table-cell table:style-name="ce233" office:value-type="float" office:value="0.17" calcext:value-type="float">
            <text:p>0,170</text:p>
          </table:table-cell>
          <table:table-cell/>
          <table:table-cell table:style-name="ce215" office:value-type="string" calcext:value-type="string">
            <text:p>Media ind. Prod grupo</text:p>
          </table:table-cell>
          <table:table-cell table:style-name="ce194"/>
          <table:table-cell table:style-name="ce233" office:value-type="float" office:value="0.163" calcext:value-type="float">
            <text:p>0,163</text:p>
          </table:table-cell>
          <table:table-cell/>
          <table:table-cell table:style-name="ce215" office:value-type="string" calcext:value-type="string">
            <text:p>Media ind. Prod grupo</text:p>
          </table:table-cell>
          <table:table-cell table:style-name="ce194"/>
          <table:table-cell table:style-name="ce233" office:value-type="float" office:value="0.136" calcext:value-type="float">
            <text:p>0,136</text:p>
          </table:table-cell>
          <table:table-cell/>
          <table:table-cell table:style-name="ce215" office:value-type="string" calcext:value-type="string">
            <text:p>Media ind. Prod grupo</text:p>
          </table:table-cell>
          <table:table-cell table:style-name="ce194"/>
          <table:table-cell table:style-name="ce233" office:value-type="float" office:value="0.136" calcext:value-type="float">
            <text:p>0,136</text:p>
          </table:table-cell>
          <table:table-cell/>
          <table:table-cell table:style-name="ce215" office:value-type="string" calcext:value-type="string">
            <text:p>Media ind. Prod grupo</text:p>
          </table:table-cell>
          <table:table-cell table:style-name="ce194"/>
          <table:table-cell table:style-name="ce233" office:value-type="float" office:value="0.17" calcext:value-type="float">
            <text:p>0,170</text:p>
          </table:table-cell>
          <table:table-cell table:number-columns-repeated="987"/>
        </table:table-row>
        <table:table-row table:style-name="ro2">
          <table:table-cell table:number-columns-repeated="6"/>
          <table:table-cell table:style-name="ce192" office:value-type="string" calcext:value-type="string">
            <text:p>litros perdidos</text:p>
          </table:table-cell>
          <table:table-cell table:style-name="ce200"/>
          <table:table-cell table:style-name="ce209" table:formula="of:=(([.$B$4]-[.G15])*[.I18])" office:value-type="float" office:value="3.24" calcext:value-type="float">
            <text:p>3,24</text:p>
          </table:table-cell>
          <table:table-cell/>
          <table:table-cell table:style-name="ce221" office:value-type="string" calcext:value-type="string">
            <text:p>litros perdidos</text:p>
          </table:table-cell>
          <table:table-cell table:style-name="ce224"/>
          <table:table-cell table:style-name="ce231" table:formula="of:=(([.$B$4]-[.K15])*[.M18])" office:value-type="float" office:value="0" calcext:value-type="float">
            <text:p>0,00</text:p>
          </table:table-cell>
          <table:table-cell/>
          <table:table-cell table:style-name="ce221" office:value-type="string" calcext:value-type="string">
            <text:p>litros perdidos</text:p>
          </table:table-cell>
          <table:table-cell table:style-name="ce224"/>
          <table:table-cell table:style-name="ce231" table:formula="of:=(([.$B$4]-[.O15])*[.Q18])" office:value-type="float" office:value="0" calcext:value-type="float">
            <text:p>0,00</text:p>
          </table:table-cell>
          <table:table-cell/>
          <table:table-cell table:style-name="ce221" office:value-type="string" calcext:value-type="string">
            <text:p>litros perdidos</text:p>
          </table:table-cell>
          <table:table-cell table:style-name="ce224"/>
          <table:table-cell table:style-name="ce231" table:formula="of:=(([.$B$4]-[.S15])*[.U18])" office:value-type="float" office:value="22.1" calcext:value-type="float">
            <text:p>22,10</text:p>
          </table:table-cell>
          <table:table-cell/>
          <table:table-cell table:style-name="ce221" office:value-type="string" calcext:value-type="string">
            <text:p>litros perdidos</text:p>
          </table:table-cell>
          <table:table-cell table:style-name="ce224"/>
          <table:table-cell table:style-name="ce231" table:formula="of:=(([.$B$4]-[.W15])*[.Y18])" office:value-type="float" office:value="6.52" calcext:value-type="float">
            <text:p>6,52</text:p>
          </table:table-cell>
          <table:table-cell/>
          <table:table-cell table:style-name="ce221" office:value-type="string" calcext:value-type="string">
            <text:p>litros perdidos</text:p>
          </table:table-cell>
          <table:table-cell table:style-name="ce224"/>
          <table:table-cell table:style-name="ce231" table:formula="of:=(([.$B$4]-[.AA15])*[.AC18])" office:value-type="float" office:value="4.08" calcext:value-type="float">
            <text:p>4,08</text:p>
          </table:table-cell>
          <table:table-cell/>
          <table:table-cell table:style-name="ce221" office:value-type="string" calcext:value-type="string">
            <text:p>litros perdidos</text:p>
          </table:table-cell>
          <table:table-cell table:style-name="ce224"/>
          <table:table-cell table:style-name="ce231" table:formula="of:=(([.$B$4]-[.AE15])*[.AG18])" office:value-type="float" office:value="9.52" calcext:value-type="float">
            <text:p>9,52</text:p>
          </table:table-cell>
          <table:table-cell/>
          <table:table-cell table:style-name="ce221" office:value-type="string" calcext:value-type="string">
            <text:p>litros perdidos</text:p>
          </table:table-cell>
          <table:table-cell table:style-name="ce224"/>
          <table:table-cell table:style-name="ce231" table:formula="of:=(([.$B$4]-[.AI15])*[.AK18])" office:value-type="float" office:value="11.9" calcext:value-type="float">
            <text:p>11,90</text:p>
          </table:table-cell>
          <table:table-cell table:number-columns-repeated="987"/>
        </table:table-row>
        <table:table-row table:style-name="ro2">
          <table:table-cell table:number-columns-repeated="8"/>
          <table:table-cell table:style-name="ce210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tando con vacas <text:s/>de los <text:s/>primeros pusrtos del reanking que aporte al mens <text:s/>el 25% del peso del camino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6"/>
          <table:table-cell table:style-name="Default" office:value-type="string" calcext:value-type="string">
            <text:p>si llena el 100% del camión o la menos un 96% del mismo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Si Contandoque l <text:s/>grupo tiene los indices d eporduccion que stan mas altos que l amedia (0,16)</text:p>
          </table:table-cell>
          <table:table-cell table:style-name="Default" table:number-columns-repeated="4"/>
          <table:table-cell table:number-columns-repeated="10"/>
          <table:table-cell table:style-name="ce221"/>
          <table:table-cell table:number-columns-repeated="2"/>
          <table:table-cell table:style-name="ce234"/>
          <table:table-cell table:number-columns-repeated="999"/>
        </table:table-row>
        <table:table-row table:style-name="ro2">
          <table:table-cell table:number-columns-repeated="6"/>
          <table:table-cell table:style-name="Default" office:value-type="string" calcext:value-type="string">
            <text:p>media mayor qu ella d etoda sla svacas (0,149)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y siend o la media amas alta d elgrupo (esta no es robliagtori ane priemra instacia)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2">
          <table:table-cell table:number-columns-repeated="6"/>
          <table:table-cell table:style-name="Default" office:value-type="string" calcext:value-type="string">
            <text:p>iy si la media en ind d eprod del grupo es superior <text:s/>ala meda d ella ganaderia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2" table:number-rows-repeated="2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1011"/>
        </table:table-row>
        <table:table-row table:style-name="ro2" table:number-rows-repeated="18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6:47:29.291844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16:47:29.742663671</meta:creation-date>
    <meta:editing-duration>P0D</meta:editing-duration>
    <meta:editing-cycles>1</meta:editing-cycles>
    <meta:generator>LibreOffice/7.0.4.2$Linux_X86_64 LibreOffice_project/00$Build-2</meta:generator>
    <meta:document-statistic meta:table-count="1" meta:cell-count="209" meta:object-count="0"/>
  </office:meta>
</office:document-meta>
</file>